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lementDecl.setValues( QName name , int scope , short type , ContentModelValidator contentModelValidator , XMLSimpleType simp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ElementDec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